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1.B3" style:family="table-cell" style:data-style-name="N37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6.0125in"/>
    </style:style>
    <style:style style:name="Table4.B" style:family="table-column">
      <style:table-column-properties style:column-width="0.6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07in solid #000000"/>
    </style:style>
    <style:style style:name="Table4.2" style:family="table-row">
      <style:table-row-properties style:min-row-height="0.9486in" style:keep-together="true" fo:keep-together="auto"/>
    </style:style>
    <style:style style:name="Table5" style:family="table">
      <style:table-properties style:width="6.6375in" fo:margin-left="-0.075in" table:align="left" style:writing-mode="lr-tb"/>
    </style:style>
    <style:style style:name="Table5.A" style:family="table-column">
      <style:table-column-properties style:column-width="6.0125in"/>
    </style:style>
    <style:style style:name="Table5.B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07in solid #000000"/>
    </style:style>
    <style:style style:name="Table6" style:family="table">
      <style:table-properties style:width="6.6375in" fo:margin-left="-0.075in" table:align="left" style:writing-mode="lr-tb"/>
    </style:style>
    <style:style style:name="Table6.A" style:family="table-column">
      <style:table-column-properties style:column-width="6.0125in"/>
    </style:style>
    <style:style style:name="Table6.B" style:family="table-column">
      <style:table-column-properties style:column-width="0.62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Standard" style:list-style-name="">
      <style:paragraph-properties style:writing-mode="lr-tb"/>
      <style:text-properties style:font-name-complex="Times New Roman"/>
    </style:style>
    <style:style style:name="P2" style:family="paragraph" style:parent-style-name="Standard" style:list-style-name="">
      <style:paragraph-properties style:text-autospace="none" style:writing-mode="lr-tb"/>
      <style:text-properties style:font-name-asian="Calibri"/>
    </style:style>
    <style:style style:name="P3" style:family="paragraph" style:parent-style-name="Standard" style:list-style-name="">
      <style:paragraph-properties style:text-autospace="none" style:writing-mode="lr-tb"/>
      <style:text-properties style:text-underline-style="solid" style:text-underline-width="auto" style:text-underline-color="font-color" style:font-name-asian="Calibri"/>
    </style:style>
    <style:style style:name="P4" style:family="paragraph" style:parent-style-name="Standard" style:list-style-name="">
      <style:paragraph-properties style:text-autospace="none" style:writing-mode="lr-tb"/>
    </style:style>
    <style:style style:name="P5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6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7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complex="Times New Roman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/>
    </style:style>
    <style:style style:name="P11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12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fo:margin-top="0in" fo:margin-bottom="0in" fo:line-height="100%" style:text-autospace="none"/>
    </style:style>
    <style:style style:name="P15" style:family="paragraph" style:parent-style-name="Standard" style:list-style-name="">
      <style:paragraph-properties fo:margin-top="0in" fo:margin-bottom="0in" fo:line-height="100%" style:text-autospace="none"/>
      <style:text-properties style:font-name-asian="Consolas"/>
    </style:style>
    <style:style style:name="P16" style:family="paragraph" style:parent-style-name="Standard" style:list-style-name="">
      <style:paragraph-properties fo:break-before="page" style:writing-mode="lr-tb"/>
      <style:text-properties style:font-name-asian="Calibri"/>
    </style:style>
    <style:style style:name="P17" style:family="paragraph" style:parent-style-name="Standard" style:list-style-name="">
      <style:paragraph-properties fo:break-before="page" style:text-autospace="none" style:writing-mode="lr-tb"/>
    </style:style>
    <style:style style:name="P18" style:family="paragraph" style:parent-style-name="Standard" style:list-style-name="" style:master-page-name="Standard">
      <style:paragraph-properties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fo:font-size="9.5pt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size-asian="9.5pt" style:font-name-complex="Consolas" style:font-size-complex="9.5pt"/>
    </style:style>
    <style:style style:name="T1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2b91af" style:font-name="Consolas" fo:font-size="9.5pt" style:font-size-asian="9.5pt" style:font-name-complex="Consolas" style:font-size-complex="9.5pt"/>
    </style:style>
    <style:style style:name="T1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fo:font-size="9.5pt" style:font-name-asian="Consolas" style:font-size-asian="9.5pt" style:font-name-complex="Consolas" style:font-size-complex="9.5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eer Evaluation for Inheritance – Lab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Your name: <text:s/>(Your lab is the one being evaluated)</text:p>
          </table:table-cell>
          <table:table-cell table:style-name="Table1.A1" office:value-type="string">
            <text:p text:style-name="P7">John Bell</text:p>
          </table:table-cell>
        </table:table-row>
        <table:table-row table:style-name="Table1.1">
          <table:table-cell table:style-name="Table1.A1" office:value-type="string">
            <text:p text:style-name="P6">Name(s) of peer evaluator(s)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Date:</text:p>
          </table:table-cell>
          <table:table-cell table:style-name="Table1.B3" office:value-type="date" office:date-value="2017-04-16">
            <text:p text:style-name="P9">04/16/17</text:p>
          </table:table-cell>
        </table:table-row>
      </table:table>
      <text:p text:style-name="P3"/>
      <text:p text:style-name="P4"><text:span text:style-name="T3">Instructions<text:line-break/></text:span>You should have already completed as much of Lab 7 as you can given your time constraints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Wholesale and Retail Customer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Completed Wholesale and Retail Customer classes? <text:s/></text:p>
            <text:list xml:id="list6251000691526948356" text:style-name="RTF_5f_Num_20_2">
              <text:list-item>
                <text:p text:style-name="P19">Created a class diagram in visual studio? <text:s/>Screen shot included? <text:s/></text:p>
              </text:list-item>
              <text:list-item>
                <text:p text:style-name="P19">Both classes are derived from the Customer class?</text:p>
              </text:list-item>
              <text:list-item>
                <text:p text:style-name="P19">Instance variables are camelCase and private or protected?</text:p>
              </text:list-item>
              <text:list-item>
                <text:p text:style-name="P19">Property/Method names are TitleCase? <text:s/>Properties/Methods are public?</text:p>
              </text:list-item>
              <text:list-item>
                <text:p text:style-name="P19">Overloaded constructor calls the constructor on the base class?</text:p>
              </text:list-item>
              <text:list-item>
                <text:p text:style-name="P19">Added HomePhone to RetailCustomer and Company to WholesaleCustomer? <text:s/></text:p>
              </text:list-item>
              <text:list-item>
                <text:p text:style-name="P19">Overrides GetDisplayText or ToString or both?</text:p>
              </text:list-item>
              <text:list-item>
                <text:p text:style-name="P19">Completed Retail and Wholesale Customer Tests? <text:s/>Tests all properties and methods in the class? Screen shot is included?</text:p>
              </text:list-item>
              <text:list-item>
                <text:p text:style-name="P19">Source code includes Retail Customer and Wholesale Customer classes and tests?</text:p>
              </text:list-item>
            </text:list>
          </table:table-cell>
          <table:table-cell table:style-name="Table2.A1" office:value-type="string">
            <text:p text:style-name="P9">y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CustomerList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Completed CustomerList2? <text:s/></text:p>
            <text:list xml:id="list32415118" text:continue-numbering="true" text:style-name="RTF_5f_Num_20_2">
              <text:list-item>
                <text:p text:style-name="P19">Created a class diagram in visual studio? <text:s/>Screen shot included? <text:s/></text:p>
              </text:list-item>
              <text:list-item>
                <text:p text:style-name="P19">Class is derived from List&lt;Customer&gt;?</text:p>
              </text:list-item>
              <text:list-item>
                <text:p text:style-name="P19">Instance variable for the List&lt;Customer&gt; has been removed?</text:p>
              </text:list-item>
              <text:list-item>
                <text:p text:style-name="P19">Methods that are provided by the List class have been removed or marked as new?</text:p>
              </text:list-item>
              <text:list-item>
                <text:p text:style-name="P19">Overloaded constructor calls the constructor on the base class? <text:s/></text:p>
              </text:list-item>
              <text:list-item>
                <text:p text:style-name="P19">Overrides ToString or both?</text:p>
              </text:list-item>
              <text:list-item>
                <text:p text:style-name="P19">Copied the CustomerList tests? <text:s/>Replaced the list variable data type with CustomerList2. <text:s/>Tests run? <text:s/>Screen shot is included?</text:p>
              </text:list-item>
              <text:list-item>
                <text:p text:style-name="P19">Source code includes CustomerList2 class and tests?</text:p>
              </text:list-item>
            </text:list>
          </table:table-cell>
          <table:table-cell table:style-name="Table3.A1" office:value-type="string">
            <text:p text:style-name="P9">y</text:p>
          </table:table-cell>
        </table:table-row>
      </table:table>
      <text:p text:style-name="P2"/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1"><text:span text:style-name="T5">BlackjackHand clas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">Completed BJHand Class? <text:s/></text:p>
            <text:list xml:id="list32446801" text:continue-numbering="true" text:style-name="RTF_5f_Num_20_2">
              <text:list-item>
                <text:p text:style-name="P19">Created a class diagram in visual studio? <text:s/>Screen shot included? <text:s/></text:p>
              </text:list-item>
              <text:list-item>
                <text:p text:style-name="P19">Is derived from Hand class?</text:p>
              </text:list-item>
              <text:list-item>
                <text:p text:style-name="P19">Overloaded constructor calls the appropriate constructor on the base class?</text:p>
              </text:list-item>
              <text:list-item>
                <text:p text:style-name="P19">Instance variable in the <text:span text:style-name="T6">Hand</text:span> class are camelCase and protected? <text:s/>No new instance variables have been added to the BlackjackHand class</text:p>
              </text:list-item>
              <text:list-item>
                <text:p text:style-name="P19">Implements properties/methods specific to a BJHand? What are they?</text:p>
              </text:list-item>
              <text:list-item>
                <text:p text:style-name="P19">Overrides properties/methods appropriately? <text:s/>What are they?</text:p>
              </text:list-item>
              <text:list-item>
                <text:p text:style-name="P19">Tests all properties and methods in the class? <text:s/>Screen shot is included? <text:s/></text:p>
              </text:list-item>
              <text:list-item>
                <text:p text:style-name="P19">Source code includes class as well as test program?</text:p>
              </text:list-item>
            </text:list>
          </table:table-cell>
          <table:table-cell table:style-name="Table4.A1" office:value-type="string">
            <text:p text:style-name="P9">y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2">EXTRA CREDIT: <text:s/>Blackjack Console Applica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5.A1" office:value-type="string">
            <text:p text:style-name="P9">no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2">Programming style for all programs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>Is proper indentation used? <text:s/>Is each event handler indented properly? <text:s/>Is each method indented proper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Are comments used appropriate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variable names use camel case? (camelCase for example)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property/method names use Title Case (or Pascal Case?)</text:p>
          </table:table-cell>
          <table:table-cell table:style-name="Table6.A1" office:value-type="string">
            <text:p text:style-name="P9">y</text:p>
          </table:table-cell>
        </table:table-row>
      </table:table>
      <text:p text:style-name="P2"/>
      <text:p text:style-name="P4">General comments and notes:</text:p>
      <text:p text:style-name="P17">Screen Shots and Source Code</text:p>
      <text:p text:style-name="P4"><text:span text:style-name="T1"/></text:p>
      <text:p text:style-name="P4"><text:span text:style-name="T1"/></text:p>
      <text:p text:style-name="P10"><text:span text:style-name="T8">public</text:span><text:span text:style-name="T10"> </text:span><text:span text:style-name="T8">class</text:span><text:span text:style-name="T10"> </text:span><text:span text:style-name="T12">WholesaleCustomer</text:span><text:span text:style-name="T10"> : </text:span><text:span text:style-name="T12">Customer</text:span></text:p>
      <text:p text:style-name="P13"><text:s text:c="4"/>{</text:p>
      <text:p text:style-name="P13"/>
      <text:p text:style-name="P14"><text:span text:style-name="T10"><text:s text:c="8"/></text:span><text:span text:style-name="T8">private</text:span><text:span text:style-name="T10"> </text:span><text:span text:style-name="T8">string</text:span><text:span text:style-name="T10"> company;</text:span></text:p>
      <text:p text:style-name="P13"/>
      <text:p text:style-name="P14"><text:span text:style-name="T10"><text:s text:c="8"/></text:span><text:span text:style-name="T8">public</text:span><text:span text:style-name="T10"> WholesaleCustomer()</text:span></text:p>
      <text:p text:style-name="P13"><text:s text:c="8"/>{</text:p>
      <text:p text:style-name="P13"/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WholesaleCustomer(</text:span><text:span text:style-name="T8">string</text:span><text:span text:style-name="T10"> first, </text:span><text:span text:style-name="T8">string</text:span><text:span text:style-name="T10"> last, </text:span><text:span text:style-name="T8">string</text:span><text:span text:style-name="T10"> mail, </text:span><text:span text:style-name="T8">string</text:span><text:span text:style-name="T10"> company) : </text:span><text:span text:style-name="T8">base</text:span><text:span text:style-name="T10">(first, last, mail)</text:span></text:p>
      <text:p text:style-name="P13"><text:s text:c="8"/>{</text:p>
      <text:p text:style-name="P13"><text:s text:c="12"/>Company = company;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string</text:span><text:span text:style-name="T10"> Company</text:span></text:p>
      <text:p text:style-name="P13"><text:s text:c="8"/>{</text:p>
      <text:p text:style-name="P14"><text:span text:style-name="T10"><text:s text:c="12"/></text:span><text:span text:style-name="T8">get</text:span><text:span text:style-name="T10"> { </text:span><text:span text:style-name="T8">return</text:span><text:span text:style-name="T10"> company; <text:s/>}</text:span></text:p>
      <text:p text:style-name="P14"><text:span text:style-name="T10"><text:s text:c="12"/></text:span><text:span text:style-name="T8">set</text:span><text:span text:style-name="T10"> { company = </text:span><text:span text:style-name="T8">value</text:span><text:span text:style-name="T10">; }</text:span>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override</text:span><text:span text:style-name="T10"> </text:span><text:span text:style-name="T8">string</text:span><text:span text:style-name="T10"> ToString()</text:span></text:p>
      <text:p text:style-name="P13"><text:s text:c="8"/>{</text:p>
      <text:p text:style-name="P14"><text:span text:style-name="T10"><text:s text:c="12"/></text:span><text:span text:style-name="T8">return</text:span><text:span text:style-name="T10"> </text:span><text:span text:style-name="T8">base</text:span><text:span text:style-name="T10">.ToString() + </text:span><text:span text:style-name="T14">" works for "</text:span><text:span text:style-name="T10"> + Company;</text:span></text:p>
      <text:p text:style-name="P13"><text:s text:c="8"/>}</text:p>
      <text:p text:style-name="P13"/>
      <text:p text:style-name="P15"><text:span text:style-name="T11"><text:s text:c="4"/>}</text:span></text:p>
      <text:p text:style-name="P15"><text:span text:style-name="T11"/></text:p>
      <text:p text:style-name="P15"><text:span text:style-name="T11"><text:s text:c="4"/></text:span><text:span text:style-name="T9">public</text:span><text:span text:style-name="T11"> </text:span><text:span text:style-name="T9">class</text:span><text:span text:style-name="T11"> </text:span><text:span text:style-name="T13">RetailCustomer</text:span><text:span text:style-name="T11"> : </text:span><text:span text:style-name="T13">Customer</text:span></text:p>
      <text:p text:style-name="P13"><text:s text:c="4"/>{</text:p>
      <text:p text:style-name="P14"><text:span text:style-name="T10"><text:s text:c="8"/></text:span><text:span text:style-name="T8">private</text:span><text:span text:style-name="T10"> </text:span><text:span text:style-name="T8">string</text:span><text:span text:style-name="T10"> phone;</text:span></text:p>
      <text:p text:style-name="P13"/>
      <text:p text:style-name="P14"><text:span text:style-name="T10"><text:s text:c="8"/></text:span><text:span text:style-name="T8">public</text:span><text:span text:style-name="T10"> RetailCustomer() { }</text:span></text:p>
      <text:p text:style-name="P13"/>
      <text:p text:style-name="P14"><text:span text:style-name="T10"><text:s text:c="8"/></text:span><text:span text:style-name="T8">public</text:span><text:span text:style-name="T10"> RetailCustomer(</text:span><text:span text:style-name="T8">string</text:span><text:span text:style-name="T10"> first, </text:span><text:span text:style-name="T8">string</text:span><text:span text:style-name="T10"> last, </text:span><text:span text:style-name="T8">string</text:span><text:span text:style-name="T10"> email, </text:span><text:span text:style-name="T8">string</text:span><text:span text:style-name="T10"> phone) : </text:span><text:span text:style-name="T8">base</text:span><text:span text:style-name="T10">(first, last, email)</text:span></text:p>
      <text:p text:style-name="P13"><text:s text:c="8"/>{</text:p>
      <text:p text:style-name="P13"><text:s text:c="12"/>Phone = phone;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string</text:span><text:span text:style-name="T10"> Phone</text:span></text:p>
      <text:p text:style-name="P13"><text:s text:c="8"/>{</text:p>
      <text:p text:style-name="P14"><text:span text:style-name="T10"><text:s text:c="12"/></text:span><text:span text:style-name="T8">get</text:span><text:span text:style-name="T10"> { </text:span><text:span text:style-name="T8">return</text:span><text:span text:style-name="T10"> phone; <text:s/>}</text:span></text:p>
      <text:p text:style-name="P14"><text:span text:style-name="T10"><text:s text:c="12"/></text:span><text:span text:style-name="T8">set</text:span><text:span text:style-name="T10"> { phone = </text:span><text:span text:style-name="T8">value</text:span><text:span text:style-name="T10">; }</text:span>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override</text:span><text:span text:style-name="T10"> </text:span><text:span text:style-name="T8">string</text:span><text:span text:style-name="T10"> ToString()</text:span></text:p>
      <text:p text:style-name="P13"><text:s text:c="8"/>{</text:p>
      <text:p text:style-name="P14"><text:span text:style-name="T10"><text:s text:c="12"/></text:span><text:span text:style-name="T8">return</text:span><text:span text:style-name="T10"> </text:span><text:span text:style-name="T8">base</text:span><text:span text:style-name="T10">.ToString() + </text:span><text:span text:style-name="T14">" "</text:span><text:span text:style-name="T10"> + phone;</text:span></text:p>
      <text:p text:style-name="P13"><text:s text:c="8"/>}</text:p>
      <text:p text:style-name="P13"><text:soft-page-break/></text:p>
      <text:p text:style-name="P15"><text:span text:style-name="T11"><text:s text:c="4"/>}</text:span></text:p>
      <text:p text:style-name="P15"><text:span text:style-name="T11"/></text:p>
      <text:p text:style-name="P15"><text:span text:style-name="T9">public</text:span><text:span text:style-name="T11"> </text:span><text:span text:style-name="T9">class</text:span><text:span text:style-name="T11"> </text:span><text:span text:style-name="T13">CustomerList2</text:span><text:span text:style-name="T11"> : </text:span><text:span text:style-name="T13">List</text:span><text:span text:style-name="T11">&lt;</text:span><text:span text:style-name="T13">Customer</text:span><text:span text:style-name="T11">&gt;</text:span></text:p>
      <text:p text:style-name="P13"><text:s text:c="4"/>{</text:p>
      <text:p text:style-name="P14"><text:span text:style-name="T10"><text:s text:c="8"/></text:span><text:span text:style-name="T8">public</text:span><text:span text:style-name="T10"> CustomerList2() : </text:span><text:span text:style-name="T8">base</text:span><text:span text:style-name="T10">()</text:span></text:p>
      <text:p text:style-name="P13"><text:s text:c="8"/>{</text:p>
      <text:p text:style-name="P13"/>
      <text:p text:style-name="P13"><text:s text:c="8"/>}</text:p>
      <text:p text:style-name="P13"/>
      <text:p text:style-name="P13"/>
      <text:p text:style-name="P14"><text:span text:style-name="T10"><text:s text:c="8"/></text:span><text:span text:style-name="T8">public</text:span><text:span text:style-name="T10"> </text:span><text:span text:style-name="T8">void</text:span><text:span text:style-name="T10"> Fill()</text:span></text:p>
      <text:p text:style-name="P13"><text:s text:c="8"/>{</text:p>
      <text:p text:style-name="P14"><text:span text:style-name="T10"><text:s text:c="12"/></text:span><text:span text:style-name="T12">List</text:span><text:span text:style-name="T10">&lt;</text:span><text:span text:style-name="T12">Customer</text:span><text:span text:style-name="T10">&gt; customers = </text:span><text:span text:style-name="T12">CustomerDB</text:span><text:span text:style-name="T10">.GetCustomers();</text:span></text:p>
      <text:p text:style-name="P14"><text:span text:style-name="T10"><text:s text:c="12"/></text:span><text:span text:style-name="T8">foreach</text:span><text:span text:style-name="T10"> (</text:span><text:span text:style-name="T12">Customer</text:span><text:span text:style-name="T10"> c </text:span><text:span text:style-name="T8">in</text:span><text:span text:style-name="T10"> customers) {</text:span></text:p>
      <text:p text:style-name="P14"><text:span text:style-name="T10"><text:s text:c="16"/></text:span><text:span text:style-name="T8">this</text:span><text:span text:style-name="T10">.Add(c);</text:span></text:p>
      <text:p text:style-name="P13"><text:s text:c="12"/>}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12">Boolean</text:span><text:span text:style-name="T10"> Save()</text:span></text:p>
      <text:p text:style-name="P13"><text:s text:c="8"/>{</text:p>
      <text:p text:style-name="P14"><text:span text:style-name="T10"><text:s text:c="12"/></text:span><text:span text:style-name="T15">//textbook author website has updated Db class info, look it up foo you need to know this!</text:span></text:p>
      <text:p text:style-name="P14"><text:span text:style-name="T10"><text:s text:c="12"/></text:span><text:span text:style-name="T8">try</text:span><text:span text:style-name="T10"> { </text:span><text:span text:style-name="T12">CustomerDB</text:span><text:span text:style-name="T10">.SaveCustomers(</text:span><text:span text:style-name="T8">this</text:span><text:span text:style-name="T10">); </text:span><text:span text:style-name="T8">return</text:span><text:span text:style-name="T10"> </text:span><text:span text:style-name="T8">true</text:span><text:span text:style-name="T10">; }</text:span></text:p>
      <text:p text:style-name="P14"><text:span text:style-name="T10"><text:s text:c="12"/></text:span><text:span text:style-name="T8">catch</text:span><text:span text:style-name="T10"> { </text:span><text:span text:style-name="T8">return</text:span><text:span text:style-name="T10"> </text:span><text:span text:style-name="T8">false</text:span><text:span text:style-name="T10">; }</text:span>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void</text:span><text:span text:style-name="T10"> Add(</text:span><text:span text:style-name="T8">string</text:span><text:span text:style-name="T10"> fname, </text:span><text:span text:style-name="T8">string</text:span><text:span text:style-name="T10"> lname, </text:span><text:span text:style-name="T8">string</text:span><text:span text:style-name="T10"> email)</text:span></text:p>
      <text:p text:style-name="P13"><text:s text:c="8"/>{</text:p>
      <text:p text:style-name="P14"><text:span text:style-name="T10"><text:s text:c="12"/></text:span><text:span text:style-name="T12">Customer</text:span><text:span text:style-name="T10"> c = </text:span><text:span text:style-name="T8">new</text:span><text:span text:style-name="T10"> CustomerMaintenanceClasses.</text:span><text:span text:style-name="T12">Customer</text:span><text:span text:style-name="T10">(fname, lname, email);</text:span></text:p>
      <text:p text:style-name="P14"><text:span text:style-name="T10"><text:s text:c="12"/></text:span><text:span text:style-name="T8">this</text:span><text:span text:style-name="T10">.Add(c);</text:span>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12">Customer</text:span><text:span text:style-name="T10"> </text:span><text:span text:style-name="T8">this</text:span><text:span text:style-name="T10">[</text:span><text:span text:style-name="T8">string</text:span><text:span text:style-name="T10"> email]</text:span></text:p>
      <text:p text:style-name="P13"><text:s text:c="8"/>{</text:p>
      <text:p text:style-name="P14"><text:span text:style-name="T10"><text:s text:c="12"/></text:span><text:span text:style-name="T8">get</text:span></text:p>
      <text:p text:style-name="P13"><text:s text:c="12"/>{</text:p>
      <text:p text:style-name="P14"><text:span text:style-name="T10"><text:s text:c="16"/></text:span><text:span text:style-name="T8">foreach</text:span><text:span text:style-name="T10"> (</text:span><text:span text:style-name="T12">Customer</text:span><text:span text:style-name="T10"> c </text:span><text:span text:style-name="T8">in</text:span><text:span text:style-name="T10"> </text:span><text:span text:style-name="T8">this</text:span><text:span text:style-name="T10">)</text:span></text:p>
      <text:p text:style-name="P13"><text:s text:c="16"/>{</text:p>
      <text:p text:style-name="P14"><text:span text:style-name="T10"><text:s text:c="20"/></text:span><text:span text:style-name="T8">if</text:span><text:span text:style-name="T10"> (c.Email == email) </text:span><text:span text:style-name="T8">return</text:span><text:span text:style-name="T10"> c;</text:span></text:p>
      <text:p text:style-name="P13"><text:s text:c="16"/>}</text:p>
      <text:p text:style-name="P14"><text:span text:style-name="T10"><text:s text:c="16"/></text:span><text:span text:style-name="T8">return</text:span><text:span text:style-name="T10"> </text:span><text:span text:style-name="T8">null</text:span><text:span text:style-name="T10">;</text:span></text:p>
      <text:p text:style-name="P13"><text:s text:c="12"/>}</text:p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static</text:span><text:span text:style-name="T10"> </text:span><text:span text:style-name="T12">CustomerList2</text:span><text:span text:style-name="T10"> </text:span><text:span text:style-name="T8">operator</text:span><text:span text:style-name="T10"> +(</text:span><text:span text:style-name="T12">CustomerList2</text:span><text:span text:style-name="T10"> cList, </text:span><text:span text:style-name="T12">Customer</text:span><text:span text:style-name="T10"> c)</text:span></text:p>
      <text:p text:style-name="P13"><text:s text:c="8"/>{</text:p>
      <text:p text:style-name="P13"><text:s text:c="12"/>cList.Add(c);</text:p>
      <text:p text:style-name="P14"><text:span text:style-name="T10"><text:s text:c="12"/></text:span><text:span text:style-name="T8">return</text:span><text:span text:style-name="T10"> cList;</text:span></text:p>
      <text:p text:style-name="P13"/>
      <text:p text:style-name="P13"><text:s text:c="8"/>}</text:p>
      <text:p text:style-name="P13"/>
      <text:p text:style-name="P14"><text:span text:style-name="T10"><text:s text:c="8"/></text:span><text:span text:style-name="T8">public</text:span><text:span text:style-name="T10"> </text:span><text:span text:style-name="T8">static</text:span><text:span text:style-name="T10"> </text:span><text:span text:style-name="T12">CustomerList2</text:span><text:span text:style-name="T10"> </text:span><text:span text:style-name="T8">operator</text:span><text:span text:style-name="T10"> -(</text:span><text:span text:style-name="T12">CustomerList2</text:span><text:span text:style-name="T10"> cList, </text:span><text:span text:style-name="T12">Customer</text:span><text:span text:style-name="T10"> c)</text:span></text:p>
      <text:p text:style-name="P13"><text:s text:c="8"/>{</text:p>
      <text:p text:style-name="P13"><text:s text:c="12"/>cList.Remove(c);</text:p>
      <text:p text:style-name="P14"><text:span text:style-name="T10"><text:s text:c="12"/></text:span><text:span text:style-name="T8">return</text:span><text:span text:style-name="T10"> cList;</text:span></text:p>
      <text:p text:style-name="P13"><text:s text:c="8"/>}</text:p>
      <text:p text:style-name="P13"><text:soft-page-break/><text:s text:c="8"/><text:span text:style-name="T7">public</text:span> <text:span text:style-name="T7">override</text:span> <text:span text:style-name="T7">string</text:span> ToString()</text:p>
      <text:p text:style-name="P13"><text:s text:c="8"/>{</text:p>
      <text:p text:style-name="P14"><text:span text:style-name="T10"><text:s text:c="12"/></text:span><text:span text:style-name="T8">string</text:span><text:span text:style-name="T10"> s = </text:span><text:span text:style-name="T14">""</text:span><text:span text:style-name="T10">;</text:span></text:p>
      <text:p text:style-name="P14"><text:span text:style-name="T10"><text:s text:c="12"/></text:span><text:span text:style-name="T8">foreach</text:span><text:span text:style-name="T10">(</text:span><text:span text:style-name="T12">Customer</text:span><text:span text:style-name="T10"> c </text:span><text:span text:style-name="T8">in</text:span><text:span text:style-name="T10"> </text:span><text:span text:style-name="T8">this</text:span><text:span text:style-name="T10">)</text:span></text:p>
      <text:p text:style-name="P13"><text:s text:c="12"/>{</text:p>
      <text:p text:style-name="P14"><text:span text:style-name="T10"><text:s text:c="16"/>s += c + </text:span><text:span text:style-name="T14">"; "</text:span><text:span text:style-name="T10">;</text:span></text:p>
      <text:p text:style-name="P13"><text:s text:c="12"/>}</text:p>
      <text:p text:style-name="P14"><text:span text:style-name="T10"><text:s text:c="12"/></text:span><text:span text:style-name="T8">return</text:span><text:span text:style-name="T10"> s;</text:span></text:p>
      <text:p text:style-name="P13"><text:s text:c="8"/>}</text:p>
      <text:p text:style-name="P15"><text:span text:style-name="T11"><text:s text:c="4"/>}</text:span></text:p>
      <text:p text:style-name="P15"><text:span text:style-name="T11"/></text:p>
      <text:p text:style-name="P15"><text:span text:style-name="T11"><text:s text:c="7"/></text:span><text:span text:style-name="T9">static</text:span><text:span text:style-name="T11"> </text:span><text:span text:style-name="T9">void</text:span><text:span text:style-name="T11"> TestCustomerList2()</text:span></text:p>
      <text:p text:style-name="P13"><text:s text:c="8"/>{</text:p>
      <text:p text:style-name="P14"><text:span text:style-name="T10"><text:s text:c="12"/></text:span><text:span text:style-name="T12">Console</text:span><text:span text:style-name="T10">.WriteLine(</text:span><text:span text:style-name="T14">"constructing"</text:span><text:span text:style-name="T10">);</text:span></text:p>
      <text:p text:style-name="P14"><text:span text:style-name="T10"><text:s text:c="12"/></text:span><text:span text:style-name="T12">CustomerList2</text:span><text:span text:style-name="T10"> cl = </text:span><text:span text:style-name="T8">new</text:span><text:span text:style-name="T10"> </text:span><text:span text:style-name="T12">CustomerList2</text:span><text:span text:style-name="T10">();</text:span></text:p>
      <text:p text:style-name="P14"><text:span text:style-name="T10"><text:s text:c="12"/></text:span><text:span text:style-name="T12">Console</text:span><text:span text:style-name="T10">.WriteLine(</text:span><text:span text:style-name="T14">"Creating 2 customers: chris robbins, danny dunham"</text:span><text:span text:style-name="T10">);</text:span></text:p>
      <text:p text:style-name="P14"><text:span text:style-name="T10"><text:s text:c="12"/></text:span><text:span text:style-name="T12">Customer</text:span><text:span text:style-name="T10"> c1 = </text:span><text:span text:style-name="T8">new</text:span><text:span text:style-name="T10"> </text:span><text:span text:style-name="T12">Customer</text:span><text:span text:style-name="T10">(</text:span><text:span text:style-name="T14">"Chris"</text:span><text:span text:style-name="T10">, </text:span><text:span text:style-name="T14">"Robbins"</text:span><text:span text:style-name="T10">, </text:span><text:span text:style-name="T14">"robbinsc@gmail.com"</text:span><text:span text:style-name="T10">);</text:span></text:p>
      <text:p text:style-name="P14"><text:span text:style-name="T10"><text:s text:c="12"/></text:span><text:span text:style-name="T12">Customer</text:span><text:span text:style-name="T10"> c2 = </text:span><text:span text:style-name="T8">new</text:span><text:span text:style-name="T10"> </text:span><text:span text:style-name="T12">Customer</text:span><text:span text:style-name="T10">(</text:span><text:span text:style-name="T14">"Danny"</text:span><text:span text:style-name="T10">, </text:span><text:span text:style-name="T14">"Dunham"</text:span><text:span text:style-name="T10">, </text:span><text:span text:style-name="T14">"dunhamd@gmail.com"</text:span><text:span text:style-name="T10">);</text:span></text:p>
      <text:p text:style-name="P14"><text:span text:style-name="T10"><text:s text:c="12"/></text:span><text:span text:style-name="T12">Console</text:span><text:span text:style-name="T10">.WriteLine(</text:span><text:span text:style-name="T14">"Adding two customers to the list, then will test output"</text:span><text:span text:style-name="T10">);</text:span></text:p>
      <text:p text:style-name="P13"><text:s text:c="12"/>cl.Add(c1);</text:p>
      <text:p text:style-name="P13"><text:s text:c="12"/>cl.Add(c2);</text:p>
      <text:p text:style-name="P14"><text:span text:style-name="T10"><text:s text:c="12"/></text:span><text:span text:style-name="T12">Console</text:span><text:span text:style-name="T10">.WriteLine(cl);</text:span></text:p>
      <text:p text:style-name="P14"><text:span text:style-name="T10"><text:s text:c="12"/></text:span><text:span text:style-name="T12">Console</text:span><text:span text:style-name="T10">.WriteLine(</text:span><text:span text:style-name="T14">"Addinc a third customer by name then will test output"</text:span><text:span text:style-name="T10">);</text:span></text:p>
      <text:p text:style-name="P14"><text:span text:style-name="T10"><text:s text:c="12"/>cl.Add(</text:span><text:span text:style-name="T14">"Sam"</text:span><text:span text:style-name="T10">, </text:span><text:span text:style-name="T14">"Sermino"</text:span><text:span text:style-name="T10">, </text:span><text:span text:style-name="T14">"serminos@gmail.com"</text:span><text:span text:style-name="T10">);</text:span></text:p>
      <text:p text:style-name="P14"><text:span text:style-name="T10"><text:s text:c="12"/></text:span><text:span text:style-name="T12">Console</text:span><text:span text:style-name="T10">.WriteLine(cl);</text:span></text:p>
      <text:p text:style-name="P14"><text:span text:style-name="T10"><text:s text:c="12"/></text:span><text:span text:style-name="T12">Console</text:span><text:span text:style-name="T10">.WriteLine(</text:span><text:span text:style-name="T14">"Removing customer 1 (Chris) using - operator"</text:span><text:span text:style-name="T10">);</text:span></text:p>
      <text:p text:style-name="P13"><text:s text:c="12"/>cl -= c1;</text:p>
      <text:p text:style-name="P14"><text:span text:style-name="T10"><text:s text:c="12"/></text:span><text:span text:style-name="T12">Console</text:span><text:span text:style-name="T10">.WriteLine(cl);</text:span></text:p>
      <text:p text:style-name="P14"><text:span text:style-name="T10"><text:s text:c="12"/></text:span><text:span text:style-name="T12">Console</text:span><text:span text:style-name="T10">.WriteLine(</text:span><text:span text:style-name="T14">"Adding Chris back using +="</text:span><text:span text:style-name="T10">);</text:span></text:p>
      <text:p text:style-name="P13"><text:s text:c="12"/>cl += c1;</text:p>
      <text:p text:style-name="P14"><text:span text:style-name="T10"><text:s text:c="12"/></text:span><text:span text:style-name="T12">Console</text:span><text:span text:style-name="T10">.WriteLine(cl);</text:span></text:p>
      <text:p text:style-name="P14"><text:span text:style-name="T10"><text:s text:c="12"/></text:span><text:span text:style-name="T12">Console</text:span><text:span text:style-name="T10">.WriteLine(</text:span><text:span text:style-name="T14">"Testing email address as index, using Sam's email"</text:span><text:span text:style-name="T10">);</text:span></text:p>
      <text:p text:style-name="P14"><text:span text:style-name="T10"><text:s text:c="12"/></text:span><text:span text:style-name="T12">Console</text:span><text:span text:style-name="T10">.WriteLine(cl[</text:span><text:span text:style-name="T14">"serminos@gmail.com"</text:span><text:span text:style-name="T10">]);</text:span></text:p>
      <text:p text:style-name="P13"/>
      <text:p text:style-name="P13"/>
      <text:p text:style-name="P13"><text:s text:c="8"/>}</text:p>
      <text:p text:style-name="P13"/>
      <text:p text:style-name="P14"><text:span text:style-name="T10"><text:s text:c="8"/></text:span><text:span text:style-name="T8">static</text:span><text:span text:style-name="T10"> </text:span><text:span text:style-name="T8">void</text:span><text:span text:style-name="T10"> TestRetailCustomer()</text:span></text:p>
      <text:p text:style-name="P13"><text:s text:c="8"/>{</text:p>
      <text:p text:style-name="P14"><text:span text:style-name="T10"><text:s text:c="12"/></text:span><text:span text:style-name="T12">RetailCustomer</text:span><text:span text:style-name="T10"> rc = </text:span><text:span text:style-name="T8">new</text:span><text:span text:style-name="T10"> </text:span><text:span text:style-name="T12">RetailCustomer</text:span><text:span text:style-name="T10">(</text:span><text:span text:style-name="T14">"john"</text:span><text:span text:style-name="T10">, </text:span><text:span text:style-name="T14">"bell"</text:span><text:span text:style-name="T10">, </text:span><text:span text:style-name="T14">"contact@conquest-marketing.com"</text:span><text:span text:style-name="T10">, </text:span><text:span text:style-name="T14">"(541) 579-6627"</text:span><text:span text:style-name="T10">);</text:span></text:p>
      <text:p text:style-name="P13"/>
      <text:p text:style-name="P14"><text:span text:style-name="T10"><text:s text:c="12"/></text:span><text:span text:style-name="T12">Console</text:span><text:span text:style-name="T10">.WriteLine(</text:span><text:span text:style-name="T14">"Testing Retail Customer"</text:span><text:span text:style-name="T10">);</text:span></text:p>
      <text:p text:style-name="P14"><text:span text:style-name="T10"><text:s text:c="12"/></text:span><text:span text:style-name="T12">Console</text:span><text:span text:style-name="T10">.WriteLine(</text:span><text:span text:style-name="T14">"Expecting john bell contact@conquest-marketing.com (541) 579-6627"</text:span><text:span text:style-name="T10">);</text:span></text:p>
      <text:p text:style-name="P14"><text:span text:style-name="T10"><text:s text:c="13"/></text:span><text:span text:style-name="T12">Console</text:span><text:span text:style-name="T10">.WriteLine(rc);</text:span></text:p>
      <text:p text:style-name="P14"><text:span text:style-name="T10"><text:s text:c="12"/></text:span><text:span text:style-name="T12">Console</text:span><text:span text:style-name="T10">.WriteLine(</text:span><text:span text:style-name="T14">"Testing Property, Setting Phone Number to (541) 968-0452"</text:span><text:span text:style-name="T10">);</text:span></text:p>
      <text:p text:style-name="P14"><text:span text:style-name="T10"><text:s text:c="12"/>rc.Phone = </text:span><text:span text:style-name="T14">"(541) 968-0452"</text:span><text:span text:style-name="T10">;</text:span></text:p>
      <text:p text:style-name="P14"><text:span text:style-name="T10"><text:s text:c="12"/></text:span><text:span text:style-name="T12">Console</text:span><text:span text:style-name="T10">.WriteLine(</text:span><text:span text:style-name="T14">"Expecting just the new phone number: "</text:span><text:span text:style-name="T10"> + rc.Phone);</text:span></text:p>
      <text:p text:style-name="P13"/>
      <text:p text:style-name="P13"><text:s text:c="8"/>}</text:p>
      <text:p text:style-name="P13"/>
      <text:p text:style-name="P14"><text:span text:style-name="T10"><text:s text:c="8"/></text:span><text:span text:style-name="T8">static</text:span><text:span text:style-name="T10"> </text:span><text:span text:style-name="T8">void</text:span><text:span text:style-name="T10"> TestWholesaleCustomer()</text:span></text:p>
      <text:p text:style-name="P13"><text:s text:c="8"/>{</text:p>
      <text:p text:style-name="P14"><text:span text:style-name="T10"><text:s text:c="12"/></text:span><text:span text:style-name="T12">WholesaleCustomer</text:span><text:span text:style-name="T10"> wc = </text:span><text:span text:style-name="T8">new</text:span><text:span text:style-name="T10"> </text:span><text:span text:style-name="T12">WholesaleCustomer</text:span><text:span text:style-name="T10">(</text:span><text:span text:style-name="T14">"john"</text:span><text:span text:style-name="T10">, </text:span><text:span text:style-name="T14">"bell"</text:span><text:span text:style-name="T10">, </text:span><text:span text:style-name="T14">"contact@conquest-marketing.com"</text:span><text:span text:style-name="T10">, </text:span><text:span text:style-name="T14">"Conquest Marketing"</text:span><text:span text:style-name="T10">);</text:span></text:p>
      <text:p text:style-name="P14"><text:soft-page-break/><text:span text:style-name="T10"><text:s text:c="12"/></text:span><text:span text:style-name="T12">Console</text:span><text:span text:style-name="T10">.WriteLine(</text:span><text:span text:style-name="T14">"Testing WholeSale Constructor"</text:span><text:span text:style-name="T10">);</text:span></text:p>
      <text:p text:style-name="P14"><text:span text:style-name="T10"><text:s text:c="12"/></text:span><text:span text:style-name="T12">Console</text:span><text:span text:style-name="T10">.WriteLine(</text:span><text:span text:style-name="T14">"Expecting john bell contact@conquest-marketing.com works for Conquest Marketing"</text:span><text:span text:style-name="T10">);</text:span></text:p>
      <text:p text:style-name="P14"><text:span text:style-name="T10"><text:s text:c="12"/></text:span><text:span text:style-name="T12">Console</text:span><text:span text:style-name="T10">.WriteLine(wc);</text:span></text:p>
      <text:p text:style-name="P14"><text:span text:style-name="T10"><text:s text:c="12"/></text:span><text:span text:style-name="T12">Console</text:span><text:span text:style-name="T10">.WriteLine(</text:span><text:span text:style-name="T14">"Changing Company property to Banana Haven"</text:span><text:span text:style-name="T10">);</text:span></text:p>
      <text:p text:style-name="P14"><text:span text:style-name="T10"><text:s text:c="12"/>wc.Company = </text:span><text:span text:style-name="T14">"Banana Haven"</text:span><text:span text:style-name="T10">;</text:span></text:p>
      <text:p text:style-name="P14"><text:span text:style-name="T10"><text:s text:c="12"/></text:span><text:span text:style-name="T12">Console</text:span><text:span text:style-name="T10">.WriteLine(</text:span><text:span text:style-name="T14">"Outputting Company property, expecting Banana Haven: "</text:span><text:span text:style-name="T10"> + wc.Company);</text:span></text:p>
      <text:p text:style-name="P15"><text:span text:style-name="T11"><text:s text:c="8"/>}</text:span></text:p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4-08T13:49:00</meta:creation-date>
    <dc:date>2017-04-16T12:24:43.93</dc:date>
    <meta:document-statistic meta:table-count="6" meta:image-count="0" meta:object-count="0" meta:page-count="6" meta:paragraph-count="189" meta:word-count="886" meta:character-count="7566"/>
    <meta:generator>OpenOffice/4.1.2$Win32 OpenOffice.org_project/412m3$Build-9782</meta:generator>
  </office:meta>
</office:document-meta>
</file>